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ed90" officeooo:paragraph-rsid="000bed90"/>
    </style:style>
    <style:style style:name="P2" style:family="paragraph" style:parent-style-name="Standard">
      <style:text-properties fo:font-weight="bold" officeooo:rsid="000bed90" officeooo:paragraph-rsid="000bed90" style:font-weight-asian="bold" style:font-weight-complex="bold"/>
    </style:style>
    <style:style style:name="P3" style:family="paragraph" style:parent-style-name="Standard">
      <style:text-properties fo:font-weight="bold" officeooo:rsid="000c1ca4" officeooo:paragraph-rsid="000c1ca4" style:font-weight-asian="bold" style:font-weight-complex="bold"/>
    </style:style>
    <style:style style:name="P4" style:family="paragraph" style:parent-style-name="Standard">
      <style:text-properties fo:font-weight="bold" officeooo:rsid="003d2c33" officeooo:paragraph-rsid="003d2c33" style:font-weight-asian="bold" style:font-weight-complex="bold"/>
    </style:style>
    <style:style style:name="P5" style:family="paragraph" style:parent-style-name="Standard">
      <style:text-properties fo:font-weight="bold" officeooo:rsid="00483937" officeooo:paragraph-rsid="00483937" style:font-weight-asian="bold" style:font-weight-complex="bold"/>
    </style:style>
    <style:style style:name="P6" style:family="paragraph" style:parent-style-name="Standard">
      <style:text-properties fo:font-weight="bold" officeooo:rsid="00493499" officeooo:paragraph-rsid="00493499" style:font-weight-asian="bold" style:font-weight-complex="bold"/>
    </style:style>
    <style:style style:name="P7" style:family="paragraph" style:parent-style-name="Standard">
      <style:text-properties officeooo:rsid="000c1ca4" officeooo:paragraph-rsid="000c1ca4"/>
    </style:style>
    <style:style style:name="P8" style:family="paragraph" style:parent-style-name="Standard">
      <style:text-properties officeooo:rsid="000d9e9c" officeooo:paragraph-rsid="000d9e9c"/>
    </style:style>
    <style:style style:name="P9" style:family="paragraph" style:parent-style-name="Standard">
      <style:text-properties fo:font-size="10pt" officeooo:rsid="000d9e9c" officeooo:paragraph-rsid="000d9e9c" style:font-size-asian="10pt" style:font-size-complex="10pt"/>
    </style:style>
    <style:style style:name="P10" style:family="paragraph" style:parent-style-name="Standard">
      <style:text-properties fo:font-size="10pt" officeooo:rsid="000d9e9c" officeooo:paragraph-rsid="00192ce2" style:font-size-asian="10pt" style:font-size-complex="10pt"/>
    </style:style>
    <style:style style:name="P11" style:family="paragraph" style:parent-style-name="Standard">
      <style:text-properties fo:font-size="12pt" officeooo:rsid="000d9e9c" officeooo:paragraph-rsid="000d9e9c" style:font-size-asian="10.5pt" style:font-size-complex="12pt"/>
    </style:style>
    <style:style style:name="P12" style:family="paragraph" style:parent-style-name="Standard">
      <style:text-properties fo:font-size="12pt" officeooo:rsid="000d9e9c" officeooo:paragraph-rsid="0010dfbd" style:font-size-asian="10.5pt" style:font-size-complex="12pt"/>
    </style:style>
    <style:style style:name="P13" style:family="paragraph" style:parent-style-name="Standard">
      <style:text-properties fo:font-size="12pt" officeooo:rsid="000d9e9c" officeooo:paragraph-rsid="001762c8" style:font-size-asian="10.5pt" style:font-size-complex="12pt"/>
    </style:style>
    <style:style style:name="P14" style:family="paragraph" style:parent-style-name="Standard">
      <style:text-properties fo:font-size="12pt" officeooo:rsid="000d9e9c" officeooo:paragraph-rsid="00192ce2" style:font-size-asian="10.5pt" style:font-size-complex="12pt"/>
    </style:style>
    <style:style style:name="P15" style:family="paragraph" style:parent-style-name="Standard">
      <style:text-properties fo:font-size="12pt" officeooo:rsid="000d9e9c" officeooo:paragraph-rsid="0024b410" style:font-size-asian="10.5pt" style:font-size-complex="12pt"/>
    </style:style>
    <style:style style:name="P16" style:family="paragraph" style:parent-style-name="Standard">
      <style:text-properties fo:font-size="12pt" officeooo:rsid="000d9e9c" officeooo:paragraph-rsid="0025ac66" style:font-size-asian="10.5pt" style:font-size-complex="12pt"/>
    </style:style>
    <style:style style:name="P17" style:family="paragraph" style:parent-style-name="Standard">
      <style:paragraph-properties>
        <style:tab-stops/>
      </style:paragraph-properties>
      <style:text-properties fo:font-size="12pt" officeooo:rsid="000d9e9c" officeooo:paragraph-rsid="000d9e9c" style:font-size-asian="10.5pt" style:font-size-complex="12pt"/>
    </style:style>
    <style:style style:name="P18" style:family="paragraph" style:parent-style-name="Standard">
      <style:text-properties fo:font-size="12pt" officeooo:rsid="0010dfbd" officeooo:paragraph-rsid="0010dfbd" style:font-size-asian="10.5pt" style:font-size-complex="12pt"/>
    </style:style>
    <style:style style:name="P19" style:family="paragraph" style:parent-style-name="Standard">
      <style:text-properties fo:font-size="12pt" officeooo:rsid="0014f576" officeooo:paragraph-rsid="0014f576" style:font-size-asian="10.5pt" style:font-size-complex="12pt"/>
    </style:style>
    <style:style style:name="P20" style:family="paragraph" style:parent-style-name="Standard">
      <style:text-properties fo:font-size="12pt" officeooo:rsid="002e6654" officeooo:paragraph-rsid="002e6654" style:font-size-asian="10.5pt" style:font-size-complex="12pt"/>
    </style:style>
    <style:style style:name="P21" style:family="paragraph" style:parent-style-name="Standard">
      <style:text-properties fo:font-size="12pt" fo:font-weight="bold" officeooo:rsid="000d9e9c" officeooo:paragraph-rsid="000d9e9c" style:font-size-asian="10.5pt" style:font-weight-asian="bold" style:font-size-complex="12pt" style:font-weight-complex="bold"/>
    </style:style>
    <style:style style:name="P22" style:family="paragraph" style:parent-style-name="Standard">
      <style:text-properties fo:font-size="12pt" fo:font-weight="bold" officeooo:rsid="000d9e9c" officeooo:paragraph-rsid="0014f576" style:font-size-asian="10.5pt" style:font-weight-asian="bold" style:font-size-complex="12pt" style:font-weight-complex="bold"/>
    </style:style>
    <style:style style:name="P23" style:family="paragraph" style:parent-style-name="Standard">
      <style:text-properties fo:font-size="12pt" fo:font-weight="bold" officeooo:rsid="0010dfbd" officeooo:paragraph-rsid="0010dfbd" style:font-size-asian="10.5pt" style:font-weight-asian="bold" style:font-size-complex="12pt" style:font-weight-complex="bold"/>
    </style:style>
    <style:style style:name="P24" style:family="paragraph" style:parent-style-name="Standard">
      <style:text-properties fo:font-size="14pt" fo:font-weight="bold" officeooo:rsid="000d9e9c" officeooo:paragraph-rsid="000d9e9c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ize="14pt" fo:font-weight="bold" officeooo:rsid="001fe6c4" officeooo:paragraph-rsid="0024b410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fo:font-weight="bold" officeooo:rsid="003c2bb8" officeooo:paragraph-rsid="003c2bb8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fo:font-weight="bold" officeooo:rsid="0040dec2" officeooo:paragraph-rsid="0040dec2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fo:font-weight="bold" officeooo:rsid="0043dda3" officeooo:paragraph-rsid="0043dda3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4pt" officeooo:rsid="000d9e9c" officeooo:paragraph-rsid="00192ce2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fo:font-size="18pt" fo:font-weight="bold" officeooo:rsid="000bed90" officeooo:paragraph-rsid="000bed90" style:font-size-asian="18pt" style:font-weight-asian="bold" style:font-size-complex="18pt" style:font-weight-complex="bold"/>
    </style:style>
    <style:style style:name="P31" style:family="paragraph" style:parent-style-name="Standard">
      <style:text-properties officeooo:rsid="003a40ec"/>
    </style:style>
    <style:style style:name="P32" style:family="paragraph" style:parent-style-name="Standard">
      <style:text-properties officeooo:rsid="003c2bb8" officeooo:paragraph-rsid="003c2bb8"/>
    </style:style>
    <style:style style:name="P33" style:family="paragraph" style:parent-style-name="Standard">
      <style:text-properties officeooo:rsid="003d2c33"/>
    </style:style>
    <style:style style:name="P34" style:family="paragraph" style:parent-style-name="Standard">
      <style:text-properties officeooo:rsid="003d2c33" officeooo:paragraph-rsid="003d2c33"/>
    </style:style>
    <style:style style:name="P35" style:family="paragraph" style:parent-style-name="Standard">
      <style:text-properties officeooo:rsid="003d2c33" officeooo:paragraph-rsid="00413e7b"/>
    </style:style>
    <style:style style:name="P36" style:family="paragraph" style:parent-style-name="Standard">
      <style:text-properties officeooo:rsid="003d2c33" officeooo:paragraph-rsid="00483937"/>
    </style:style>
    <style:style style:name="P37" style:family="paragraph" style:parent-style-name="Standard">
      <style:text-properties officeooo:rsid="003d2c33" officeooo:paragraph-rsid="00486a3a"/>
    </style:style>
    <style:style style:name="P38" style:family="paragraph" style:parent-style-name="Standard">
      <style:text-properties officeooo:rsid="0040dec2" officeooo:paragraph-rsid="0040dec2"/>
    </style:style>
    <style:style style:name="P39" style:family="paragraph" style:parent-style-name="Standard">
      <style:text-properties officeooo:rsid="0043dda3" officeooo:paragraph-rsid="0043dda3"/>
    </style:style>
    <style:style style:name="P40" style:family="paragraph" style:parent-style-name="Standard">
      <style:text-properties officeooo:rsid="0046d70f" officeooo:paragraph-rsid="0046d70f"/>
    </style:style>
    <style:style style:name="P41" style:family="paragraph" style:parent-style-name="Standard">
      <style:text-properties officeooo:rsid="0046d70f" officeooo:paragraph-rsid="00486a3a"/>
    </style:style>
    <style:style style:name="P42" style:family="paragraph" style:parent-style-name="Standard">
      <style:text-properties officeooo:rsid="00483937" officeooo:paragraph-rsid="00483937"/>
    </style:style>
    <style:style style:name="P43" style:family="paragraph" style:parent-style-name="Standard">
      <style:text-properties officeooo:rsid="00483937" officeooo:paragraph-rsid="00486a3a"/>
    </style:style>
    <style:style style:name="P44" style:family="paragraph" style:parent-style-name="Standard">
      <style:text-properties officeooo:rsid="00486a3a" officeooo:paragraph-rsid="00486a3a"/>
    </style:style>
    <style:style style:name="P45" style:family="paragraph" style:parent-style-name="Standard">
      <style:text-properties officeooo:rsid="00488853" officeooo:paragraph-rsid="00488853"/>
    </style:style>
    <style:style style:name="P46" style:family="paragraph" style:parent-style-name="Standard">
      <style:text-properties officeooo:paragraph-rsid="00488853"/>
    </style:style>
    <style:style style:name="P47" style:family="paragraph" style:parent-style-name="Standard">
      <style:text-properties officeooo:rsid="00493499" officeooo:paragraph-rsid="00493499"/>
    </style:style>
    <style:style style:name="P48" style:family="paragraph" style:parent-style-name="Standard">
      <style:text-properties officeooo:paragraph-rsid="00493499"/>
    </style:style>
    <style:style style:name="P49" style:family="paragraph" style:parent-style-name="Standard">
      <style:text-properties officeooo:rsid="004af2ca" officeooo:paragraph-rsid="004af2ca"/>
    </style:style>
    <style:style style:name="P50" style:family="paragraph" style:parent-style-name="Standard">
      <style:text-properties officeooo:rsid="004cc2c8" officeooo:paragraph-rsid="004cc2c8"/>
    </style:style>
    <style:style style:name="P51" style:family="paragraph" style:parent-style-name="Standard">
      <style:text-properties officeooo:rsid="004d2c4c" officeooo:paragraph-rsid="00493499"/>
    </style:style>
    <style:style style:name="P52" style:family="paragraph" style:parent-style-name="Standard">
      <style:text-properties officeooo:rsid="004d2c4c" officeooo:paragraph-rsid="004d2c4c"/>
    </style:style>
    <style:style style:name="P53" style:family="paragraph" style:parent-style-name="Preformatted_20_Text">
      <style:paragraph-properties fo:margin-top="0cm" fo:margin-bottom="0.499cm" loext:contextual-spacing="false"/>
    </style:style>
    <style:style style:name="P54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340fd2"/>
    </style:style>
    <style:style style:name="P5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340fd2" loext:padding="0cm" loext:border="none"/>
    </style:style>
    <style:style style:name="P5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P57" style:family="paragraph" style:parent-style-name="Preformatted_20_Text">
      <style:paragraph-properties fo:margin-top="0cm" fo:margin-bottom="0cm" loext:contextual-spacing="false"/>
      <style:text-properties loext:padding="0cm" loext:border="none"/>
    </style:style>
    <style:style style:name="P58" style:family="paragraph" style:parent-style-name="Heading_20_1">
      <style:text-properties fo:font-size="12pt" style:font-size-asian="12pt" style:font-size-complex="12pt"/>
    </style:style>
    <style:style style:name="P59" style:family="paragraph" style:parent-style-name="Heading_20_1">
      <style:text-properties fo:font-size="12pt" officeooo:rsid="002e6654" officeooo:paragraph-rsid="002e6654" style:font-size-asian="12pt" style:font-size-complex="12pt"/>
    </style:style>
    <style:style style:name="P60" style:family="paragraph" style:parent-style-name="Standard" style:list-style-name="L1">
      <style:text-properties officeooo:rsid="000bed90" officeooo:paragraph-rsid="000bed90"/>
    </style:style>
    <style:style style:name="P61" style:family="paragraph" style:parent-style-name="Standard">
      <style:text-properties officeooo:rsid="000bed90" officeooo:paragraph-rsid="000bed90"/>
    </style:style>
    <style:style style:name="P62" style:family="paragraph" style:parent-style-name="Standard">
      <style:text-properties fo:font-size="14pt" fo:font-weight="bold" officeooo:rsid="00488853" officeooo:paragraph-rsid="00488853" style:font-size-asian="14pt" style:font-weight-asian="bold" style:font-size-complex="14pt" style:font-weight-complex="bold"/>
    </style:style>
    <style:style style:name="P63" style:family="paragraph" style:parent-style-name="Standard">
      <style:text-properties fo:font-size="14pt" fo:font-weight="bold" officeooo:rsid="00493499" officeooo:paragraph-rsid="00493499" style:font-size-asian="14pt" style:font-weight-asian="bold" style:font-size-complex="14pt" style:font-weight-complex="bold"/>
    </style:style>
    <style:style style:name="P64" style:family="paragraph" style:parent-style-name="Standard">
      <style:text-properties officeooo:rsid="003d2c33" officeooo:paragraph-rsid="00488853"/>
    </style:style>
    <style:style style:name="P65" style:family="paragraph" style:parent-style-name="Standard">
      <style:text-properties officeooo:rsid="003a40ec"/>
    </style:style>
    <style:style style:name="P66" style:family="paragraph" style:parent-style-name="Standard">
      <style:text-properties fo:font-weight="bold" officeooo:rsid="004f4092" officeooo:paragraph-rsid="004f4092" style:font-weight-asian="bold" style:font-weight-complex="bold"/>
    </style:style>
    <style:style style:name="P67" style:family="paragraph" style:parent-style-name="Standard">
      <style:text-properties fo:font-weight="bold" officeooo:rsid="00517155" officeooo:paragraph-rsid="00517155" style:font-weight-asian="bold" style:font-weight-complex="bold"/>
    </style:style>
    <style:style style:name="P68" style:family="paragraph" style:parent-style-name="Standard">
      <style:text-properties fo:font-weight="bold" officeooo:rsid="0054c044" officeooo:paragraph-rsid="0054c044" style:font-weight-asian="bold" style:font-weight-complex="bold"/>
    </style:style>
    <style:style style:name="P69" style:family="paragraph" style:parent-style-name="Standard">
      <style:text-properties officeooo:rsid="0050e9e2" officeooo:paragraph-rsid="0050e9e2"/>
    </style:style>
    <style:style style:name="P70" style:family="paragraph" style:parent-style-name="Standard">
      <style:text-properties fo:font-size="12pt" officeooo:rsid="000d9e9c" officeooo:paragraph-rsid="00510c2f" style:font-size-asian="10.5pt" style:font-size-complex="12pt"/>
    </style:style>
    <style:style style:name="P71" style:family="paragraph" style:parent-style-name="Standard">
      <style:text-properties officeooo:rsid="00517155" officeooo:paragraph-rsid="00517155"/>
    </style:style>
    <style:style style:name="P72" style:family="paragraph" style:parent-style-name="Standard">
      <style:text-properties officeooo:rsid="00517155" officeooo:paragraph-rsid="00486a3a"/>
    </style:style>
    <style:style style:name="P73" style:family="paragraph" style:parent-style-name="Standard">
      <style:text-properties officeooo:rsid="0053e13e" officeooo:paragraph-rsid="0053e13e"/>
    </style:style>
    <style:style style:name="P74" style:family="paragraph" style:parent-style-name="Standard">
      <style:text-properties officeooo:rsid="00541f7f" officeooo:paragraph-rsid="00541f7f"/>
    </style:style>
    <style:style style:name="P75" style:family="paragraph" style:parent-style-name="Standard">
      <style:text-properties officeooo:rsid="0054c044" officeooo:paragraph-rsid="0054c044"/>
    </style:style>
    <style:style style:name="P76" style:family="paragraph" style:parent-style-name="Standard">
      <style:text-properties officeooo:rsid="005d8c01" officeooo:paragraph-rsid="005d8c01"/>
    </style:style>
    <style:style style:name="P77" style:family="paragraph" style:parent-style-name="Standard">
      <style:text-properties fo:font-size="10pt" fo:font-weight="normal" officeooo:rsid="000d9e9c" officeooo:paragraph-rsid="0024b410" style:font-size-asian="10pt" style:font-weight-asian="normal" style:font-size-complex="10pt" style:font-weight-complex="normal"/>
    </style:style>
    <style:style style:name="P78" style:family="paragraph" style:parent-style-name="Standard">
      <style:text-properties fo:font-size="16pt" officeooo:rsid="000d9e9c" officeooo:paragraph-rsid="00192ce2" style:font-size-asian="16pt" style:font-size-complex="16pt"/>
    </style:style>
    <style:style style:name="P79" style:family="paragraph" style:parent-style-name="Standard">
      <style:text-properties fo:font-size="16pt" officeooo:rsid="000d9e9c" officeooo:paragraph-rsid="0024b410" style:font-size-asian="16pt" style:font-size-complex="16pt"/>
    </style:style>
    <style:style style:name="T1" style:family="text">
      <style:text-properties officeooo:rsid="000c1ca4"/>
    </style:style>
    <style:style style:name="T2" style:family="text">
      <style:text-properties officeooo:rsid="000d9e9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0dfb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bac90" style:font-weight-asian="bold" style:font-weight-complex="bold"/>
    </style:style>
    <style:style style:name="T7" style:family="text">
      <style:text-properties officeooo:rsid="0012b0ef"/>
    </style:style>
    <style:style style:name="T8" style:family="text">
      <style:text-properties officeooo:rsid="0014f576"/>
    </style:style>
    <style:style style:name="T9" style:family="text">
      <style:text-properties fo:color="#ce181e" officeooo:rsid="0014f576"/>
    </style:style>
    <style:style style:name="T10" style:family="text">
      <style:text-properties officeooo:rsid="001762c8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1baa4c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1fe6c4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26b9bb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24b410" style:font-size-asian="14pt" style:font-weight-asian="bold" style:font-size-complex="14pt" style:font-weight-complex="bold"/>
    </style:style>
    <style:style style:name="T18" style:family="text">
      <style:text-properties officeooo:rsid="0024b410"/>
    </style:style>
    <style:style style:name="T19" style:family="text">
      <style:text-properties fo:font-size="15pt" fo:font-weight="bold" officeooo:rsid="0024b410" style:font-size-asian="15pt" style:font-weight-asian="bold" style:font-size-complex="15pt" style:font-weight-complex="bold"/>
    </style:style>
    <style:style style:name="T20" style:family="text">
      <style:text-properties officeooo:rsid="0026b9bb"/>
    </style:style>
    <style:style style:name="T21" style:family="text">
      <style:text-properties officeooo:rsid="002bac90"/>
    </style:style>
    <style:style style:name="T22" style:family="text">
      <style:text-properties officeooo:rsid="00358cca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size="16pt" fo:font-weight="bold" officeooo:rsid="005335cb" style:font-size-asian="16pt" style:font-weight-asian="bold" style:font-size-complex="16pt" style:font-weight-complex="bold"/>
    </style:style>
    <style:style style:name="T25" style:family="text">
      <style:text-properties officeooo:rsid="003d2c33"/>
    </style:style>
    <style:style style:name="T26" style:family="text">
      <style:text-properties officeooo:rsid="003d6e29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officeooo:rsid="00413e7b"/>
    </style:style>
    <style:style style:name="T29" style:family="text">
      <style:text-properties officeooo:rsid="00435ab7"/>
    </style:style>
    <style:style style:name="T30" style:family="text">
      <style:text-properties officeooo:rsid="00455067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officeooo:rsid="00483937"/>
    </style:style>
    <style:style style:name="T33" style:family="text">
      <style:text-properties officeooo:rsid="00486a3a"/>
    </style:style>
    <style:style style:name="T34" style:family="text">
      <style:text-properties officeooo:rsid="0048b509"/>
    </style:style>
    <style:style style:name="T35" style:family="text">
      <style:text-properties officeooo:rsid="004f7c4a"/>
    </style:style>
    <style:style style:name="T36" style:family="text">
      <style:text-properties officeooo:rsid="005335cb"/>
    </style:style>
    <style:style style:name="T37" style:family="text">
      <style:text-properties officeooo:rsid="005849e8"/>
    </style:style>
    <style:style style:name="T38" style:family="text">
      <style:text-properties fo:font-weight="normal" officeooo:rsid="005849e8" style:font-weight-asian="normal" style:font-weight-complex="normal"/>
    </style:style>
    <style:style style:name="T39" style:family="text">
      <style:text-properties officeooo:rsid="005f199f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" text:anchor-type="page" text:anchor-page-number="1" svg:x="0.132cm" svg:y="0cm" svg:width="9.948cm" draw:z-index="0">
        <draw:text-box fo:min-height="0.45cm">
          <text:p text:style-name="Text_20_body"/>
        </draw:text-box>
      </draw:frame>
      <text:p text:style-name="P30">PYTHON</text:p>
      <text:p text:style-name="P1"/>
      <text:p text:style-name="P69">Python 3 for sysadmins:</text:p>
      <text:p text:style-name="P1"><text:a xlink:type="simple" xlink:href="https://linuxacademy.com/cp/modules/view/id/168" text:style-name="Internet_20_link" text:visited-style-name="Visited_20_Internet_20_Link">https://linuxacademy.com/cp/modules/view/id/168</text:a></text:p>
      <text:p text:style-name="P1"/>
      <text:p text:style-name="P2">* Python environments:</text:p>
      <text:p text:style-name="P1"/>
      <text:list xml:id="list1289911123" text:style-name="L1">
        <text:list-item>
          <text:p text:style-name="P60">Text editors: <text:s/>atom, sublime text, etc</text:p>
        </text:list-item>
        <text:list-item>
          <text:p text:style-name="P60">Full IDEs: <text:s text:c="2"/>PyCharm, Spyder</text:p>
        </text:list-item>
        <text:list-item>
          <text:p text:style-name="P60">Notebook: <text:s/>Jupyter Notebook <text:span text:style-name="T1">(within anaconda navigator)</text:span></text:p>
        </text:list-item>
      </text:list>
      <text:p text:style-name="P1"/>
      <text:p text:style-name="P7">For the python bootcamp install anaconda and sublime</text:p>
      <text:p text:style-name="P7"/>
      <text:p text:style-name="P3"/>
      <text:p text:style-name="P3">* <text:span text:style-name="T2">Anaconda Navigator:</text:span></text:p>
      <text:p text:style-name="P8">On windows:</text:p>
      <text:p text:style-name="P8"/>
      <text:p text:style-name="P8">Lauch Jupyter Notebook, then paste in your browser: <text:s text:c="2"/>http://localhost:8888</text:p>
      <text:p text:style-name="P7"/>
      <text:p text:style-name="P8">Will ask you for a token – Open cmd – run: <text:s/><text:span text:style-name="T3">jupyter notebook list</text:span></text:p>
      <text:p text:style-name="P8"/>
      <text:p text:style-name="P9">C:\Users\Trabajo\Desktop\python&gt;jupyter notebook list</text:p>
      <text:p text:style-name="P9">Currently running servers:</text:p>
      <text:p text:style-name="P9">http://localhost:8892/?token=de83e25756e836c223161c91c6dbb1857cd52166bd1c94d5 :: C:\Users\Trabajo</text:p>
      <text:p text:style-name="P9">http://localhost:8888/?token=5ff9753430910a29f02831366e0e2c09d9263072492e49f1 :: C:\Users\Trabajo</text:p>
      <text:p text:style-name="P9">http://localhost:8891/?token=9764c756c2660f0ebdf12941942b704e7cd3f1852f9adf90 :: C:\Users\Trabajo</text:p>
      <text:p text:style-name="P9">http://localhost:8890/?token=91d75a5728d3510039af33563cd65d3c2e9d7c2eaa9005be :: C:\Users\Trabajo</text:p>
      <text:p text:style-name="P9">http://localhost:8889/?token=2a3bea1eac5716cd2131d487b9aaeb0058ccb43dc500f96c :: C:\Users\Trabajo</text:p>
      <text:p text:style-name="P9"/>
      <text:p text:style-name="P11">Paste one of the links in the browser, like</text:p>
      <text:p text:style-name="P11"><text:a xlink:type="simple" xlink:href="http://localhost:8892/?token=de83e25756e836c223161c91c6dbb1857cd52166bd1c94d5" text:style-name="Internet_20_link" text:visited-style-name="Visited_20_Internet_20_Link">http://localhost:8892/?token=de83e25756e836c223161c91c6dbb1857cd52166bd1c94d5</text:a></text:p>
      <text:p text:style-name="P11"/>
      <text:p text:style-name="P11">On jupyter notebook, Click on New -- Notebook: Python 3 -- you can run </text:p>
      <text:p text:style-name="P11">lines in cells</text:p>
      <text:p text:style-name="P11"/>
      <text:p text:style-name="P21">* Anaconda Jupyter Keystrokes:</text:p>
      <text:p text:style-name="P11">dd ---&gt; delete current cell</text:p>
      <text:p text:style-name="P11">a <text:s/>---&gt; insert cell above current cell</text:p>
      <text:p text:style-name="P11">b <text:s/>---&gt; insert cell below current cell</text:p>
      <text:p text:style-name="P11">Shift + enter to run it or click the play button </text:p>
      <text:p text:style-name="P11"/>
      <text:p text:style-name="P11">Restart the kernel ---&gt; if you used a special word, like 'int' 'float' etc, to assign a variable into it.</text:p>
      <text:p text:style-name="P11">Do it on: Kernel -- Restart</text:p>
      <text:p text:style-name="P11">This will delete all the variables</text:p>
      <text:p text:style-name="P11"/>
      <text:p text:style-name="P11"/>
      <text:p text:style-name="P21">* <text:span text:style-name="T4">Run a python program in the CLI:</text:span></text:p>
      <text:p text:style-name="P11"/>
      <text:p text:style-name="P18">$ python myprogram.py</text:p>
      <text:p text:style-name="P18"><text:soft-page-break/></text:p>
      <text:p text:style-name="P18"/>
      <text:p text:style-name="P23">*Run one line command in CLI:</text:p>
      <text:p text:style-name="P18"/>
      <text:p text:style-name="P18">$ <text:span text:style-name="T5">python</text:span></text:p>
      <text:p text:style-name="P18">Python 3.7.0 (default, Jun 28 2018, 08:04:48) [MSC v.1912 64 bit (AMD64)] :: Anaconda, Inc. on win32</text:p>
      <text:p text:style-name="P18">Type "help", "copyright", "credits" or "license" for more information.</text:p>
      <text:p text:style-name="P12">&gt;&gt;&gt; <text:span text:style-name="T5">print('hello')</text:span></text:p>
      <text:p text:style-name="P12">hello</text:p>
      <text:p text:style-name="P12">&gt;&gt;&gt;</text:p>
      <text:p text:style-name="P11"/>
      <text:p text:style-name="P11"/>
      <text:p text:style-name="P24">* <text:span text:style-name="T7">Data Types:</text:span></text:p>
      <text:p text:style-name="P11"/>
      <text:p text:style-name="P70"><text:span text:style-name="T5">Integers <text:s/></text:span><text:s text:c="11"/>- int <text:s text:c="5"/>- whole numbers: 3 , 212 , 93<text:line-break/></text:p>
      <text:p text:style-name="P70"><text:span text:style-name="T5">Floating point</text:span> <text:s text:c="2"/>- float <text:s text:c="2"/>- numbers with decimal: <text:s/>23.1 , 23.32 , 7.34<text:line-break/></text:p>
      <text:p text:style-name="P70"><text:span text:style-name="T5">String <text:s/></text:span><text:s text:c="14"/>- str <text:s text:c="5"/>- ordered sequence of characters: <text:s/>"hello" 'Sammy' "2000" You can not change it's content.<text:line-break/></text:p>
      <text:p text:style-name="P70"><text:span text:style-name="T5">List</text:span> <text:s text:c="18"/>- list <text:s text:c="5"/>- ordered sequence of objects: [10,"hello",200.3] <text:s/>Lists are mutable,you can change it's content<text:line-break/></text:p>
      <text:p text:style-name="P70"><text:span text:style-name="T5">Dictionaries</text:span> <text:s text:c="5"/>- dict <text:s text:c="3"/>- unordered Key:Values pair: {"mykey":"value","name":"Frankie"}<text:line-break/></text:p>
      <text:p text:style-name="P70"><text:span text:style-name="T5">Tuples</text:span> <text:s text:c="14"/>- tup <text:s text:c="4"/>- ordered immutable sequence of objects: (10,"hello,200.2")<text:line-break/></text:p>
      <text:p text:style-name="P70"><text:span text:style-name="T5">Sets</text:span> <text:s/><text:tab/> <text:s text:c="13"/>- set <text:s text:c="5"/>- unordered collection of unique objects: {"a","b"}<text:line-break/></text:p>
      <text:p text:style-name="P70"><text:span text:style-name="T5">Booleans</text:span> <text:s text:c="10"/>- bool <text:s text:c="2"/>- Logical value indicating true or false<text:tab/></text:p>
      <text:p text:style-name="P11"/>
      <text:p text:style-name="P17"/>
      <text:p text:style-name="P22">* <text:span text:style-name="T8">Doubts: </text:span><text:span text:style-name="T9">Check on the videos</text:span></text:p>
      <text:p text:style-name="P19"><text:line-break/>--Arithmetics:<text:line-break/>Module (good to know if a number is even or odd)<text:line-break/><text:line-break/>Python lets you add, subtract, multiply and divide numbers with reassignment using +=, -=, *=, and /=</text:p>
      <text:p text:style-name="P11"/>
      <text:p text:style-name="P11"/>
      <text:p text:style-name="P24">* <text:span text:style-name="T10">Variables:</text:span></text:p>
      <text:p text:style-name="P11"/>
      <text:p text:style-name="P13">Python uses Dynamic Typing: you can reassign variables to different data types<text:line-break/></text:p>
      <text:p text:style-name="P13">PROS: <text:s text:c="9"/>You don't have to write the datatype, saving time<text:line-break/>CONTRAS: You can have some bugs because this.</text:p>
      <text:p text:style-name="P11"><text:soft-page-break/></text:p>
      <text:p text:style-name="P11"/>
      <text:p text:style-name="P11">– <text:span text:style-name="T11">See data type of a variable</text:span>, 'a' <text:span text:style-name="T12">(a = 10)</text:span> in this example: (in Jupiter notebook)</text:p>
      <text:p text:style-name="P11">type(a)<text:line-break/>int</text:p>
      <text:p text:style-name="P11"/>
      <text:p text:style-name="P14">-- <text:span text:style-name="T11">Change the data type</text:span>, 'a' in this example:</text:p>
      <text:p text:style-name="P14"><text:line-break/>a = 30.1 --&gt; we change the value of 'a' to a float data type<text:line-break/>type(a) <text:s/>---&gt; we ask for the data type of a <text:s/><text:line-break/>float <text:s text:c="3"/>----&gt; a is now a float</text:p>
      <text:p text:style-name="P14"/>
      <text:p text:style-name="P14">Another example:<text:line-break/><text:line-break/>Setting the variable:<text:line-break/>money = 10<text:line-break/>type(money)<text:line-break/>int<text:line-break/><text:line-break/>-- Change the data type, 'money' in this example:<text:line-break/><text:line-break/>money = 10.5 --&gt; we change the value of 'money' to a float data type<text:line-break/>type(money) <text:s/>---&gt; we ask for the data type of a <text:s/><text:line-break/>float <text:s text:c="3"/>----&gt; a is now a float</text:p>
      <text:p text:style-name="P14"/>
      <text:p text:style-name="P78"/>
      <text:p text:style-name="P79">* <text:span text:style-name="T5">Strings:</text:span></text:p>
      <text:p text:style-name="Horizontal_20_Line"/>
      <text:p text:style-name="P77"><text:a xlink:type="simple" xlink:href="https://github.com/Pierian-Data/Complete-Python-3-Bootcamp/blob/master/00-Python%20Object%20and%20Data%20Structure%20Basics/02-Strings.ipynb" text:style-name="Internet_20_link" text:visited-style-name="Visited_20_Internet_20_Link">https://github.com/Pierian-Data/Complete-Python-3-Bootcamp/blob/master/00-Python%20Object%20and%20Data%20Structure%20Basics/02-Strings.ipynb</text:a></text:p>
      <text:p text:style-name="P25"/>
      <text:p text:style-name="P15"><text:span text:style-name="T15">I</text:span><text:span text:style-name="T14">ndexing / </text:span><text:span text:style-name="T15">S</text:span><text:span text:style-name="T14">licing:</text:span><text:span text:style-name="T5"> </text:span><text:s text:c="2"/>Video 014, 015 and 016</text:p>
      <text:p text:style-name="P14"/>
      <text:p text:style-name="P14">*-- <text:span text:style-name="T5">Indexing</text:span>: allows you to grab a single character. --------------------<text:line-break/><text:line-break/><text:span text:style-name="T11">REMEMBER</text:span>: The positions are going from 0 to the infinite. The first one is 0<text:line-break/><text:line-break/>mystring = "hello world"<text:line-break/> <text:line-break/>mystring[0]<text:line-break/>'h'<text:line-break/><text:line-break/>mystring[9]<text:line-break/>'r'<text:line-break/><text:line-break/>mystring[-1]<text:line-break/>'d' <text:line-break/><text:soft-page-break/><text:line-break/>mystring[-3]<text:line-break/>'r' </text:p>
      <text:p text:style-name="P14"/>
      <text:p text:style-name="P14"/>
      <text:p text:style-name="P14">*-- <text:span text:style-name="T5">Slicing</text:span>: let's you to grab a subsection of multiple characters. --------------------<text:line-break/><text:line-break/>REMEMBER: The positions are going from 0 to the infinite. <text:line-break/><text:line-break/>mystring[start:stop:step]<text:line-break/><text:line-break/>mystring = 'abcdefghi'<text:line-break/><text:line-break/>* Pick all the characters since 'c' til the end: (Start position)<text:line-break/>mystring[2:]<text:line-break/>cdefghi</text:p>
      <text:p text:style-name="P14"/>
      <text:p text:style-name="P14"/>
      <text:p text:style-name="P14">* Pick the first 3 characters: <text:span text:style-name="T11">The Stop position don't include the character in which you are</text:span> 'd' in this example: <text:line-break/>mystring[:3] <text:line-break/>abc<text:line-break/><text:line-break/>* Pick from 'C' to 'H' <text:line-break/><text:line-break/>mystring[2:-1]<text:line-break/><text:line-break/><text:span text:style-name="T5">* Reverse the entire string:</text:span><text:line-break/>mystring[::-1]<text:line-break/>ihgfedcba</text:p>
      <text:p text:style-name="P14"/>
      <text:p text:style-name="P14"/>
      <text:p text:style-name="P14"><text:span text:style-name="T14">* </text:span><text:span text:style-name="T17">String properties:</text:span><text:span text:style-name="T19"> </text:span><text:span text:style-name="T18"><text:s/>video 016</text:span></text:p>
      <text:p text:style-name="P14"/>
      <text:p text:style-name="P16">--String concatenation: Merging 2 strings together. </text:p>
      <text:p text:style-name="P16"/>
      <text:p text:style-name="P16"><text:span text:style-name="T5">USING <text:s/>+</text:span><text:line-break/><text:line-break/>name = 'Pam'<text:line-break/>last_letters = name[1:]<text:line-break/>'am' <text:line-break/><text:line-break/>'S' + last_letters<text:line-break/>'Sam'<text:line-break/><text:line-break/><text:line-break/>x = "Hello world"<text:line-break/>x + " it's beautifull outside!"<text:line-break/><text:soft-page-break/>"Hello world it's beautifull outside!"<text:line-break/><text:line-break/><text:line-break/>x = x + " it's beautifull outside!"<text:line-break/>x<text:line-break/>"Hello world it's beautifull outside!"</text:p>
      <text:p text:style-name="P14"/>
      <text:p text:style-name="P14"/>
      <text:p text:style-name="P14"><text:span text:style-name="T5">USING *</text:span><text:line-break/><text:line-break/>multiplica = "Q"<text:line-break/>multiplica * 10<text:line-break/>'QQQQQQQQQQ'</text:p>
      <text:p text:style-name="P14"/>
      <text:p text:style-name="P14"><text:span text:style-name="T14">* </text:span><text:span text:style-name="T16">Methods:</text:span><text:span text:style-name="T20"> <text:s/>(016, 017)</text:span></text:p>
      <text:p text:style-name="P14"/>
      <text:p text:style-name="P14">x = 'hello world' <text:s/><text:line-break/>x.upper()<text:line-break/>'HELLO WORLD'<text:line-break/><text:line-break/>x.lower()<text:line-break/>'hello world'<text:line-break/><text:line-break/>x.split() <text:s/>------------&gt; you split in the white space<text:line-break/>['hello', 'world']<text:line-break/><text:line-break/>x.split('o') <text:s/>------------&gt; you split in the 'o'<text:line-break/>['hell', ' w', 'rld']<text:line-break/><text:line-break/>-- Scape sentences: <text:s/>Inside a sentence you can do a change of line \n <text:s/>or tab \t (4 spaces), etc.<text:line-break/><text:line-break/>-- len : tell's you how much characters have the string (empty spaces included)<text:line-break/><text:line-break/>len("hello world")<text:line-break/>11 </text:p>
      <text:p text:style-name="P14"/>
      <text:p text:style-name="P29"><text:span text:style-name="T5">* </text:span><text:span text:style-name="T6">Strings Formatting for Printing</text:span><text:span text:style-name="T5"> </text:span><text:span text:style-name="T21">(018)</text:span></text:p>
      <text:p text:style-name="P10"><text:a xlink:type="simple" xlink:href="https://github.com/Pierian-Data/Complete-Python-3-Bootcamp/blob/master/00-Python%20Object%20and%20Data%20Structure%20Basics/03-Print%20Formatting%20with%20Strings.ipynb" text:style-name="Internet_20_link" text:visited-style-name="Visited_20_Internet_20_Link">https://github.com/Pierian-Data/Complete-Python-3-Bootcamp/blob/master/00-Python%20Object%20and%20Data%20Structure%20Basics/03-Print%20Formatting%20with%20Strings.ipynb</text:a></text:p>
      <text:p text:style-name="P14"/>
      <text:p text:style-name="P20">(Remove all str files from bootcamp with find)</text:p>
      <text:p text:style-name="P20"/>
      <text:h text:style-name="P59" text:outline-level="1"><text:bookmark text:name=".format()-method"/>.format() method</text:h>
      <text:p text:style-name="Standard"/>
      <text:p text:style-name="P55">print('This is a string {}'.format('INSERTED'))</text:p>
      <text:p text:style-name="P54">This is a string INSERTED</text:p>
      <text:p text:style-name="P56"><text:soft-page-break/>print('The {} {} {}'.format('fox','brown','quick'))</text:p>
      <text:p text:style-name="P53">The fox brown quick</text:p>
      <text:p text:style-name="P56">print('The {2} {0} {1}'.format('fox','brown','quick'))</text:p>
      <text:p text:style-name="P53">The quick fox brown</text:p>
      <text:p text:style-name="P56">print('The {q} {f} {b}'.format(f='fox',b='brown',q='quick'))</text:p>
      <text:p text:style-name="P53">The quick fox brown</text:p>
      <text:p text:style-name="Standard"/>
      <text:p text:style-name="Standard"/>
      <text:p text:style-name="Standard"/>
      <text:h text:style-name="P58" text:outline-level="1"><text:bookmark text:name="float-formating-&quot;{value:width.precision-f}&quot;"/>float formating "{value:width.precision f}"</text:h>
      <text:p text:style-name="Standard"/>
      <text:p text:style-name="P56">result = 100/777</text:p>
      <text:p text:style-name="P56">result</text:p>
      <text:p text:style-name="P53">0.1287001287001287</text:p>
      <text:p text:style-name="P56">print("The result was {r}".format(r=result))</text:p>
      <text:p text:style-name="P53">The result was 0.1287001287001287</text:p>
      <text:p text:style-name="P56">print("The result was {r:1.4f}".format(r=result))</text:p>
      <text:p text:style-name="P53">The result was 0.1287</text:p>
      <text:p text:style-name="P56">print("The result was {r:20.3f}".format(r=result))</text:p>
      <text:p text:style-name="P53">The result was <text:s text:c="15"/>0.129</text:p>
      <text:p text:style-name="Standard"/>
      <text:p text:style-name="Standard"/>
      <text:h text:style-name="P58" text:outline-level="1"><text:bookmark text:name="F-string-method"/>F string method. <text:span text:style-name="T22">Formated string literals, f-strings</text:span></text:h>
      <text:p text:style-name="Text_20_body">new since python 3.6</text:p>
      <text:p text:style-name="P56">name = "John"</text:p>
      <text:p text:style-name="P56">print(f'His name is {name}' )</text:p>
      <text:p text:style-name="P53">His name is John</text:p>
      <text:p text:style-name="P56">name = "Sam"</text:p>
      <text:p text:style-name="P57">age = 3</text:p>
      <text:p text:style-name="P56">print(f'{name} is {age} years old')</text:p>
      <text:p text:style-name="P53">Sam is 3 years old</text:p>
      <text:p text:style-name="Standard"/>
      <text:p text:style-name="Horizontal_20_Line"><text:span text:style-name="T23">* Lists </text:span>Video 20 </text:p>
      <text:p text:style-name="P31"><text:a xlink:type="simple" xlink:href="https://github.com/Pierian-Data/Complete-Python-3-Bootcamp/blob/master/00-Python%20Object%20and%20Data%20Structure%20Basics/04-Lists.ipynb" text:style-name="Internet_20_link" text:visited-style-name="Visited_20_Internet_20_Link"><text:span text:style-name="T31">https://github.com/Pierian-Data/Complete-Python-3-Bootcamp/blob/master/00-Python%20Object%20and%20Data%20Structure%20Basics/04-Lists.ipynb</text:span></text:a></text:p>
      <text:p text:style-name="P31"/>
      <text:p text:style-name="P66">Ordered sequence of objects. <text:s/><text:span text:style-name="T35">Lists are mutable, you can change it’s content.</text:span></text:p>
      <text:p text:style-name="P31"/>
      <text:p text:style-name="P32"><text:span text:style-name="T30">I</text:span>ndexing and slicing <text:s/><text:span text:style-name="T30">works on List just like </text:span>on Strings.</text:p>
      <text:p text:style-name="Standard"><text:soft-page-break/></text:p>
      <text:p text:style-name="P26"><text:span text:style-name="T26">C</text:span>hange elements inside the List:</text:p>
      <text:p text:style-name="Standard"/>
      <text:p text:style-name="P4">Create the list:</text:p>
      <text:p text:style-name="Standard">new_list = ['one','two','three','four']</text:p>
      <text:p text:style-name="Standard"/>
      <text:p text:style-name="P34">new_list</text:p>
      <text:p text:style-name="P33">['one', 'two', 'three', 'four']</text:p>
      <text:p text:style-name="P33"/>
      <text:p text:style-name="P34"><text:span text:style-name="T5">Modify one element inside</text:span>, in this example the position 0:</text:p>
      <text:p text:style-name="P33">new_list[0] = 'ONE ALL CAPS'</text:p>
      <text:p text:style-name="P33"/>
      <text:p text:style-name="P33">new_list</text:p>
      <text:p text:style-name="P33">['ONE ALL CAPS', 'two', 'three', 'four']</text:p>
      <text:p text:style-name="Standard"><text:s/></text:p>
      <text:p text:style-name="Standard"/>
      <text:p text:style-name="P27">Add a new element: <text:s text:c="4"/>.<text:span text:style-name="T29">append method</text:span></text:p>
      <text:p text:style-name="P38"/>
      <text:p text:style-name="P38">new_list.<text:span text:style-name="T27">append</text:span>('five')</text:p>
      <text:p text:style-name="P38"/>
      <text:p text:style-name="P35">new_list</text:p>
      <text:p text:style-name="P35">['ONE ALL CAPS', 'two', 'three', 'four',’<text:span text:style-name="T28">five</text:span>’]</text:p>
      <text:p text:style-name="P35"/>
      <text:p text:style-name="P35"/>
      <text:p text:style-name="P28">Remove items/elements: <text:s text:c="4"/>.pop <text:span text:style-name="T34">method</text:span></text:p>
      <text:p text:style-name="P39"/>
      <text:p text:style-name="P41">By default removes the last element of the list, default popped index is -1</text:p>
      <text:p text:style-name="P41"/>
      <text:p text:style-name="P40">new_list<text:span text:style-name="T5">.pop(</text:span>)</text:p>
      <text:p text:style-name="P36">’<text:span text:style-name="T28">five</text:span>’ <text:s text:c="4"/>→<text:span text:style-name="T32"> will show you the element removed</text:span></text:p>
      <text:p text:style-name="P36"/>
      <text:p text:style-name="P37">new_list</text:p>
      <text:p text:style-name="P37">['ONE ALL CAPS', 'two', 'three', 'four']</text:p>
      <text:p text:style-name="P40"/>
      <text:p text:style-name="P40"/>
      <text:p text:style-name="P5">Remove another item</text:p>
      <text:p text:style-name="P42">new_list.pop(-<text:span text:style-name="T33">2</text:span>)</text:p>
      <text:p text:style-name="P43">‘<text:span text:style-name="T25">three’</text:span></text:p>
      <text:p text:style-name="P72"/>
      <text:p text:style-name="P44">new_list</text:p>
      <text:p text:style-name="P35"><text:s/>['ONE ALL CAPS', 'two', 'four']</text:p>
      <text:p text:style-name="P35"/>
      <text:p text:style-name="P45">Remove another using no negative index position:</text:p>
      <text:p text:style-name="P45">new_list.pop(1)</text:p>
      <text:p text:style-name="P45">‘two’</text:p>
      <text:p text:style-name="Standard"/>
      <text:p text:style-name="P62">Save the result of the pop:</text:p>
      <text:p text:style-name="P46"/>
      <text:p text:style-name="P45"><text:soft-page-break/>popped_item = new_list.pop()</text:p>
      <text:p text:style-name="P45"/>
      <text:p text:style-name="Standard">popped_item</text:p>
      <text:p text:style-name="P64">'four'</text:p>
      <text:p text:style-name="Standard"/>
      <text:p text:style-name="P63">Sort method:</text:p>
      <text:p text:style-name="P48"/>
      <text:p text:style-name="P49">Sort in alphabetic and numeric order</text:p>
      <text:p text:style-name="P50"/>
      <text:p text:style-name="P50">Create 2 lists:</text:p>
      <text:p text:style-name="P47"/>
      <text:p text:style-name="P47">another_list = ['a','j','e','o','p']</text:p>
      <text:p text:style-name="P47">number_list = ['4','7','2,','5']</text:p>
      <text:p text:style-name="P47"/>
      <text:p text:style-name="P47"/>
      <text:p text:style-name="P50">Call the sort method to order the numbers and letters:</text:p>
      <text:p text:style-name="P47"/>
      <text:p text:style-name="P47">another_list.<text:span text:style-name="T5">sort()</text:span></text:p>
      <text:p text:style-name="P47">number_list.<text:span text:style-name="T5">sort()</text:span></text:p>
      <text:p text:style-name="P51"/>
      <text:p text:style-name="P52">If you call the variables you will see the items ordered:</text:p>
      <text:p text:style-name="P52">['a', 'e', 'j', 'o', 'p']</text:p>
      <text:p text:style-name="P52">['2,', '4', '5', '7']</text:p>
      <text:p text:style-name="P47"/>
      <text:p text:style-name="P6">Reverse method:</text:p>
      <text:p text:style-name="Standard"/>
      <text:p text:style-name="Standard">another_list.reverse()</text:p>
      <text:p text:style-name="Standard"/>
      <text:p text:style-name="Standard">another_list</text:p>
      <text:p text:style-name="Standard">['p', 'o', 'j', 'e', 'a']</text:p>
      <text:p text:style-name="Standard"/>
      <text:p text:style-name="P71"><text:span text:style-name="T5">Nesting lists: </text:span><text:s text:c="2"/>Lists inside lists</text:p>
      <text:p text:style-name="P71"/>
      <text:p text:style-name="P71">lst1=['a','b','c']</text:p>
      <text:p text:style-name="P71">lst2=['d','e','f']</text:p>
      <text:p text:style-name="P71">lst3=['h','i','j']</text:p>
      <text:p text:style-name="P71"/>
      <text:p text:style-name="P71">matrix=[lst1,lst2,lst3]</text:p>
      <text:p text:style-name="P71"/>
      <text:p text:style-name="P67">matrix</text:p>
      <text:p text:style-name="P71">[['a', 'b', 'c'], ['d', 'e', 'f'], ['h', 'i', 'j']]</text:p>
      <text:p text:style-name="P71"/>
      <text:p text:style-name="P71"># <text:span text:style-name="T5">grab fist index on the list</text:span></text:p>
      <text:p text:style-name="P71">matrix[0]</text:p>
      <text:p text:style-name="P71">['a', 'b', 'c']</text:p>
      <text:p text:style-name="P71"/>
      <text:p text:style-name="P71"># grab the second index and the first sub index</text:p>
      <text:p text:style-name="P71">matrix[1][0]</text:p>
      <text:p text:style-name="P67">‘d’</text:p>
      <text:p text:style-name="P71"><text:soft-page-break/><text:span text:style-name="T23">* </text:span><text:span text:style-name="T24">Dictionaries: </text:span><text:span text:style-name="T36"><text:s text:c="2"/>Video 22</text:span></text:p>
      <text:p text:style-name="Horizontal_20_Line"/>
      <text:p text:style-name="P73"><text:a xlink:type="simple" xlink:href="https://github.com/Pierian-Data/Complete-Python-3-Bootcamp/blob/master/00-Python%20Object%20and%20Data%20Structure%20Basics/05-Dictionaries.ipynb" text:style-name="Internet_20_link" text:visited-style-name="Visited_20_Internet_20_Link"><text:span text:style-name="T31">https://github.com/Pierian-Data/Complete-Python-3-Bootcamp/blob/master/00-Python%20Object%20and%20Data%20Structure%20Basics/05-Dictionaries.ipynb</text:span></text:a></text:p>
      <text:p text:style-name="P73"/>
      <text:p text:style-name="P73">Unordered mappings to store objects using Key-Value pairing.</text:p>
      <text:p text:style-name="P73"/>
      <text:p text:style-name="P74">You can grab objects without knowing an index location (the position in which the object is)</text:p>
      <text:p text:style-name="P74"/>
      <text:p text:style-name="P75">Can not be sorted.</text:p>
      <text:p text:style-name="P75"/>
      <text:p text:style-name="P76">Can hold integers, float, stings, <text:span text:style-name="T39">list,</text:span>or other dictionaries</text:p>
      <text:p text:style-name="P75"/>
      <text:p text:style-name="P75"/>
      <text:p text:style-name="P68">* <text:span text:style-name="T37">Create a dictionary: <text:s/></text:span><text:span text:style-name="T38">{‘key’:’value’}</text:span></text:p>
      <text:p text:style-name="P68"/>
      <text:p text:style-name="P75"><text:span text:style-name="T5">my_dict</text:span>={'key1':'value1','key2':'value2','key3':'value3'}</text:p>
      <text:p text:style-name="P75"/>
      <text:p text:style-name="P75"><text:span text:style-name="T5">my_dict</text:span>={'apples':'2.49','oranges':'3.25','pear':'1.5'}</text:p>
      <text:p text:style-name="P75"/>
      <text:p text:style-name="P68"/>
      <text:p text:style-name="P68">* <text:span text:style-name="T37">Call one key to get the object:</text:span></text:p>
      <text:p text:style-name="P75"/>
      <text:p text:style-name="P75">my_dict<text:span text:style-name="T5">['apples']</text:span></text:p>
      <text:p text:style-name="P75">'2.49'</text:p>
      <text:p text:style-name="P75"/>
      <text:p text:style-name="P7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00:59:51.876000000</meta:creation-date>
    <dc:date>2019-01-21T08:28:26.553000000</dc:date>
    <meta:editing-duration>PT9H1M27S</meta:editing-duration>
    <meta:editing-cycles>78</meta:editing-cycles>
    <meta:generator>LibreOffice/6.1.4.2$Windows_X86_64 LibreOffice_project/9d0f32d1f0b509096fd65e0d4bec26ddd1938fd3</meta:generator>
    <meta:document-statistic meta:table-count="0" meta:image-count="0" meta:object-count="0" meta:page-count="9" meta:paragraph-count="178" meta:word-count="1198" meta:character-count="8797" meta:non-whitespace-character-count="7533"/>
  </office:meta>
</office:document-meta>
</file>